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8909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cc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3876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0%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e6913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e0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93c4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3876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0%"/>
    </style:style>
    <style:style style:name="gr13" style:family="graphic" style:parent-style-name="standard">
      <style:graphic-properties draw:stroke="dash" draw:stroke-dash="Dashed_20__28_var_29__20_4" svg:stroke-width="0.026cm" svg:stroke-color="#eeeeee" draw:stroke-linejoin="round" draw:fill="solid" draw:fill-color="#efefe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38761d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cc0000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ff0000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d9d9d9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e69138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93c47d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e06666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>
      <style:graphic-properties style:protect="size"/>
    </style:style>
    <style:style style:name="pr1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38761d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e69138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13pt" fo:letter-spacing="normal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13pt" fo:letter-spacing="normal" fo:font-style="normal" style:text-underline-style="none" fo:font-weight="bold" style:font-name-asian="Verdana" style:font-size-asian="13pt" style:font-style-asian="normal" style:font-weight-asian="bold" style:font-name-complex="Verdana" style:font-size-complex="13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solid" style:text-underline-width="auto" style:text-underline-color="font-color" fo:font-weight="normal" style:font-name-asian="Verdana" style:font-size-asian="14pt" style:font-style-asian="normal" style:font-weight-asian="normal" style:font-name-complex="Verdana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84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458cm" text:min-label-width="0.812cm"/>
        <style:text-properties style:font-name="Verdan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58cm" text:min-label-width="0.812cm"/>
        <style:text-properties fo:color="#000000" fo:font-size="84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58cm" text:min-label-width="0.812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9.454cm" svg:height="6.511cm" draw:transform="rotate (-3.14159265358979) translate (16.995cm 13.506cm)">
          <text:p text:style-name="P10"><text:span text:style-name="T1"/></text:p>
          <draw:enhanced-geometry draw:mirror-horizontal="false" draw:mirror-vertical="false" draw:text-areas="0 ?f11 ?f12 ?f15" svg:viewBox="0 0 0 0" draw:type="ooxml-corner" draw:modifiers="42523 44590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custom-shape draw:name="Google Shape;55;p13" draw:style-name="gr2" draw:text-style-name="P2" draw:layer="layout" svg:width="2.236cm" svg:height="2.262cm" svg:x="11.283cm" svg:y="0.2cm">
          <text:p text:style-name="P10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;p13" draw:style-name="gr3" draw:text-style-name="P3" draw:layer="layout" svg:width="1.947cm" svg:height="1.917cm" svg:x="2.732cm" svg:y="3.397cm">
          <text:p text:style-name="P10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;p13" draw:style-name="gr4" draw:text-style-name="P4" draw:layer="layout" svg:width="1.947cm" svg:height="1.917cm" svg:x="8.024cm" svg:y="3.397cm">
          <text:p text:style-name="P10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;p13" draw:style-name="gr5" draw:text-style-name="P5" draw:layer="layout" svg:width="1.947cm" svg:height="1.917cm" svg:x="20.62cm" svg:y="3.397cm">
          <text:p text:style-name="P10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9;p13" draw:style-name="gr5" draw:text-style-name="P5" draw:layer="layout" svg:width="1.947cm" svg:height="1.917cm" svg:x="2.732cm" svg:y="7.412cm">
          <text:p text:style-name="P10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;p13" draw:style-name="gr4" draw:text-style-name="P4" draw:layer="layout" svg:width="1.947cm" svg:height="1.917cm" svg:x="8.024cm" svg:y="7.412cm">
          <text:p text:style-name="P10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1;p13" draw:style-name="gr6" draw:text-style-name="P6" draw:layer="layout" svg:width="1.947cm" svg:height="1.917cm" svg:x="8.024cm" svg:y="11.196cm">
          <text:p text:style-name="P10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2;p13" draw:style-name="gr7" draw:text-style-name="P7" draw:layer="layout" svg:width="1.947cm" svg:height="1.917cm" svg:x="20.62cm" svg:y="7.412cm">
          <text:p text:style-name="P10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;p13" draw:style-name="gr8" draw:text-style-name="P8" draw:layer="layout" svg:width="1.947cm" svg:height="1.917cm" svg:x="2.732cm" svg:y="11.196cm">
          <text:p text:style-name="P10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;p13" draw:style-name="gr5" draw:text-style-name="P5" draw:layer="layout" svg:width="1.947cm" svg:height="1.917cm" svg:x="14.592cm" svg:y="7.412cm">
          <text:p text:style-name="P10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;p13" draw:style-name="gr9" draw:text-style-name="P9" draw:layer="layout" svg:width="1.947cm" svg:height="1.917cm" svg:x="20.62cm" svg:y="11.196cm">
          <text:p text:style-name="P10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6;p13" draw:style-name="gr8" draw:text-style-name="P8" draw:layer="layout" svg:width="1.947cm" svg:height="1.917cm" svg:x="14.592cm" svg:y="11.196cm">
          <text:p text:style-name="P10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;p13" draw:style-name="gr10" draw:text-style-name="P3" draw:layer="layout" svg:width="1.947cm" svg:height="1.917cm" svg:x="14.592cm" svg:y="3.397cm">
          <text:p text:style-name="P10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;p13" draw:style-name="gr11" draw:text-style-name="P11" draw:layer="layout" svg:width="3.899cm" svg:height="1.111cm" svg:x="10.451cm" svg:y="2.463cm">
          <text:p text:style-name="P10"><text:span text:style-name="T1">Arrêt d’urg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3" draw:style-name="gr12" draw:text-style-name="P12" draw:layer="layout" svg:width="0.255cm" svg:height="1.376cm" draw:transform="rotate (0.785398163397448) translate (20.8cm 3.743cm)">
          <text:p text:style-name="P10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11" draw:text-style-name="P11" draw:layer="layout" svg:width="3.499cm" svg:height="1.624cm" svg:x="1.956cm" svg:y="5.315cm">
          <text:p text:style-name="P13"><text:span text:style-name="T2">Départ cycle</text:span></text:p>
          <text:p text:style-name="P13"><text:span text:style-name="T2">Marche av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11" draw:text-style-name="P11" draw:layer="layout" svg:width="3.499cm" svg:height="1.067cm" svg:x="13.816cm" svg:y="5.315cm">
          <text:p text:style-name="P13"><text:span text:style-name="T2">Marche arriè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3" draw:style-name="gr11" draw:text-style-name="P11" draw:layer="layout" svg:width="1.999cm" svg:height="1.067cm" svg:x="7.998cm" svg:y="5.315cm">
          <text:p text:style-name="P13"><text:span text:style-name="T2">Pa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3" draw:style-name="gr11" draw:text-style-name="P11" draw:layer="layout" svg:width="3.499cm" svg:height="1.624cm" svg:x="19.844cm" svg:y="5.315cm">
          <text:p text:style-name="P13"><text:span text:style-name="T2">Commutateur</text:span></text:p>
          <text:p text:style-name="P13"><text:span text:style-name="T2">Auto/Manu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3" draw:style-name="gr11" draw:text-style-name="P11" draw:layer="layout" svg:width="2.599cm" svg:height="1.067cm" svg:x="2.406cm" svg:y="9.33cm">
          <text:p text:style-name="P13"><text:span text:style-name="T2">Valid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3" draw:style-name="gr11" draw:text-style-name="P11" draw:layer="layout" svg:width="3.799cm" svg:height="0.999cm" svg:x="7.098cm" svg:y="13.114cm">
          <text:p text:style-name="P13"><text:span text:style-name="T2">Défaut varia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3" draw:style-name="gr11" draw:text-style-name="P11" draw:layer="layout" svg:width="3.599cm" svg:height="0.999cm" svg:x="19.794cm" svg:y="13.114cm">
          <text:p text:style-name="P13"><text:span text:style-name="T2">Marche mo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3" draw:style-name="gr11" draw:text-style-name="P11" draw:layer="layout" svg:width="3.699cm" svg:height="1.067cm" svg:x="19.744cm" svg:y="9.33cm">
          <text:p text:style-name="P13"><text:span text:style-name="T2">BAU enclench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3" draw:style-name="gr13" draw:text-style-name="P14" draw:layer="layout" svg:width="4.179cm" svg:height="1.624cm" svg:x="10.192cm" svg:y="7.087cm">
          <text:p text:style-name="P13"><text:span text:style-name="T2">Non utilisé en</text:span></text:p>
          <text:p text:style-name="P13"><text:span text:style-name="T2">SAE AI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3" draw:style-name="gr14" draw:text-style-name="P11" draw:layer="layout" svg:width="1.499cm" svg:height="0.999cm" svg:x="2.956cm" svg:y="3.856cm">
          <text:p text:style-name="P13"><text:span text:style-name="T2">BP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3" draw:style-name="gr15" draw:text-style-name="P11" draw:layer="layout" svg:width="1.499cm" svg:height="1.067cm" svg:x="11.651cm" svg:y="0.797cm">
          <text:p text:style-name="P13"><text:span text:style-name="T2">BP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3" draw:style-name="gr16" draw:text-style-name="P11" draw:layer="layout" svg:width="1.499cm" svg:height="0.999cm" svg:x="8.248cm" svg:y="3.856cm">
          <text:p text:style-name="P13"><text:span text:style-name="T2">BP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3" draw:style-name="gr14" draw:text-style-name="P11" draw:layer="layout" svg:width="1.499cm" svg:height="0.999cm" svg:x="14.816cm" svg:y="3.856cm">
          <text:p text:style-name="P13"><text:span text:style-name="T2">BP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3" draw:style-name="gr11" draw:text-style-name="P11" draw:layer="layout" svg:width="1.499cm" svg:height="0.999cm" svg:x="2.956cm" svg:y="7.871cm">
          <text:p text:style-name="P13"><text:span text:style-name="T3">BP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3" draw:style-name="gr11" draw:text-style-name="P11" draw:layer="layout" svg:width="4.199cm" svg:height="0.999cm" svg:x="1.606cm" svg:y="13.114cm">
          <text:p text:style-name="P13"><text:span text:style-name="T2">Présence Ten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17" draw:text-style-name="P11" draw:layer="layout" svg:width="1.499cm" svg:height="0.999cm" svg:x="2.956cm" svg:y="11.655cm">
          <text:p text:style-name="P13"><text:span text:style-name="T2">H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18" draw:text-style-name="P11" draw:layer="layout" svg:width="1.499cm" svg:height="0.999cm" svg:x="8.248cm" svg:y="11.655cm">
          <text:p text:style-name="P13"><text:span text:style-name="T2">H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3" draw:style-name="gr19" draw:text-style-name="P11" draw:layer="layout" svg:width="1.499cm" svg:height="0.999cm" svg:x="20.844cm" svg:y="11.712cm">
          <text:p text:style-name="P13"><text:span text:style-name="T2">H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3" draw:style-name="gr20" draw:text-style-name="P11" draw:layer="layout" svg:width="1.499cm" svg:height="0.999cm" svg:x="20.844cm" svg:y="7.871cm">
          <text:p text:style-name="P13"><text:span text:style-name="T2">H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131e2257ee5_0_2:notes" draw:style-name="gr21" draw:layer="layout" svg:width="16.932cm" svg:height="9.524cm" svg:x="1.059cm" svg:y="1.905cm" draw:page-number="1" presentation:class="page"/>
          <draw:frame draw:name="Google Shape;52;g131e2257ee5_0_2:notes" presentation:style-name="pr1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ice de mise en service" draw:style-name="dp3" draw:master-page-name="TITLE_5f_AND_5f_BODY" presentation:presentation-page-layout-name="AL2T1">
        <draw:frame draw:name="Google Shape;93;p14" presentation:style-name="pr2" draw:text-style-name="P16" draw:layer="layout" svg:width="23.667cm" svg:height="1.59cm" svg:x="0.866cm" svg:y="1.236cm" presentation:class="title" presentation:user-transformed="true">
          <draw:text-box>
            <text:p text:style-name="P10"><text:span text:style-name="T4">Notice de mise en service</text:span></text:p>
          </draw:text-box>
        </draw:frame>
        <draw:frame draw:name="Google Shape;94;p14" presentation:style-name="pr3" draw:text-style-name="P19" draw:layer="layout" svg:width="23.667cm" svg:height="9.489cm" svg:x="0.866cm" svg:y="3.201cm" presentation:class="outline" presentation:user-transformed="true">
          <draw:text-box>
            <text:p text:style-name="P17"><text:span text:style-name="T5">Afin de mettre le système en service, il faut tout d’abord choisir le mode, automatique ou manuel, puis appuyer sur le bouton de validation du mode, (BP2).</text:span></text:p>
            <text:p text:style-name="P17"><text:span text:style-name="T5"/></text:p>
            <text:p text:style-name="P17"><text:span text:style-name="T5">Il faut </text:span><text:span text:style-name="T6">toujours valider</text:span><text:span text:style-name="T5"> le choix du mode, autrement le système ne répondra à aucune commande.</text:span></text:p>
            <text:p text:style-name="P17"><text:span text:style-name="T5"/></text:p>
            <text:p text:style-name="P17"><text:span text:style-name="T7">Mode Manuel :</text:span></text:p>
            <text:p text:style-name="P17"><text:span text:style-name="T5"/></text:p>
            <text:list text:style-name="L5">
              <text:list-item>
                <text:p text:style-name="P17"><text:span text:style-name="T5">Le bouton BP1, permet de faire avancer le tapis.</text:span></text:p>
              </text:list-item>
            </text:list>
            <text:p text:style-name="P18"><text:span text:style-name="T5"/></text:p>
            <text:list text:continue-numbering="true" text:style-name="L5">
              <text:list-item>
                <text:p text:style-name="P17"><text:span text:style-name="T5">Le bouton BP4, permet de faire reculer le tapis.</text:span></text:p>
              </text:list-item>
            </text:list>
            <text:p text:style-name="P17"><text:span text:style-name="T5"/></text:p>
            <text:p text:style-name="P17"><text:span text:style-name="T7">Mode Automatique :</text:span></text:p>
            <text:p text:style-name="P17"><text:span text:style-name="T5"/></text:p>
            <text:list text:continue-numbering="true" text:style-name="L5">
              <text:list-item>
                <text:p text:style-name="P17"><text:span text:style-name="T5">Le bouton BP1, permet de lancer le cycle si il y a une pièce en position P1, et qu’ils n’y aient pas de pièces en P2 et P3.</text:span></text:p>
              </text:list-item>
            </text:list>
            <text:p text:style-name="P17"><text:span text:style-name="T5"/></text:p>
            <text:list text:continue-numbering="true" text:style-name="L5">
              <text:list-item>
                <text:p text:style-name="P17"><text:span text:style-name="T5">Le bouton BP3, permet de mettre le cycle en pause, aucune action ne s'effectue tant qu’il n’y a pas de nouveau un appuie sur le bouton BP3.</text:span></text:p>
              </text:list-item>
            </text:list>
            <text:p text:style-name="P17"><text:span text:style-name="T5"/></text:p>
            <text:p text:style-name="P17"><text:span text:style-name="T5"/></text:p>
            <text:p text:style-name="P17"><text:span text:style-name="T5">Il est à noter que les capteurs n’ont aucune influence dans le mode manuel.</text:span></text:p>
          </draw:text-box>
        </draw:frame>
        <presentation:notes draw:style-name="dp2">
          <draw:page-thumbnail draw:name="Google Shape;90;g133b635718b_1_0:notes" draw:style-name="gr21" draw:layer="layout" svg:width="16.932cm" svg:height="9.524cm" svg:x="1.059cm" svg:y="1.905cm" draw:page-number="2" presentation:class="page"/>
          <draw:frame draw:name="Google Shape;91;g133b635718b_1_0:notes" presentation:style-name="pr4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9"/>
    <meta:generator>LibreOfficeDev/6.0.5.2$Linux_X86_64 LibreOffice_project/</meta:generator>
  </office:meta>
</office:document-meta>
</file>